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cm" draw:marker-start-width="0.6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2.996cm"/>
    </style:style>
    <style:style style:name="gr4" style:family="graphic" style:parent-style-name="standard">
      <style:graphic-properties draw:stroke="dash" draw:stroke-dash="Fine_20_Dashed_20__28_var_29_" svg:stroke-width="0.1cm" draw:marker-start-width="0.6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3.1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1.6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9.6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7.6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1.2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0.8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ize="18pt"/>
    </style:style>
    <style:style style:name="T1" style:family="text">
      <style:text-properties fo:font-style="italic"/>
    </style:style>
    <style:style style:name="T2" style:family="text">
      <style:text-properties style:text-position="-10% 100%" fo:font-family="'Arial Narrow'" style:font-family-generic="swiss" style:font-pitch="variable" fo:font-size="40pt" style:font-size-asian="18pt" style:font-size-complex="18pt"/>
    </style:style>
    <style:style style:name="T3" style:family="text">
      <style:text-properties fo:font-weight="bold"/>
    </style:style>
    <style:style style:name="T4" style:family="text">
      <style:text-properties fo:font-family="Arial" style:font-style-name="Regular" style:font-family-generic="swiss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fo:font-family="Arial" style:font-family-generic="roman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6" style:family="text">
      <style:text-properties fo:font-style="italic" fo:font-weight="normal"/>
    </style:style>
    <style:style style:name="T7" style:family="text">
      <style:text-properties style:text-position="-33% 100%" fo:font-family="Arial" style:font-style-name="Regular" style:font-family-generic="swiss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style:text-position="33% 58%" fo:font-style="italic"/>
    </style:style>
    <style:style style:name="T9" style:family="text">
      <style:text-properties fo:font-size="18pt"/>
    </style:style>
    <style:style style:name="T10" style:family="text">
      <style:text-properties fo:font-size="18pt" fo:font-style="italic"/>
    </style:style>
    <style:style style:name="T11" style:family="text">
      <style:text-properties fo:font-family="Arial" style:font-style-name="Regular" style:font-family-generic="swiss" style:font-pitch="variable" fo:font-size="18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2" style:family="text">
      <style:text-properties fo:font-family="Arial" style:font-family-generic="roman" style:font-pitch="variable" fo:font-size="18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3.385cm" svg:height="0.963cm" svg:x="5.3cm" svg:y="4cm">
          <draw:text-box>
            <text:p text:style-name="P1">inv_model</text:p>
          </draw:text-box>
        </draw:frame>
        <draw:line draw:style-name="gr2" draw:text-style-name="P2" draw:layer="layout" svg:x1="6cm" svg:y1="5cm" svg:x2="6cm" svg:y2="14.5cm">
          <text:p text:style-name="P1"/>
        </draw:line>
        <draw:line draw:style-name="gr2" draw:text-style-name="P2" draw:layer="layout" svg:x1="6cm" svg:y1="5.5cm" svg:x2="6.5cm" svg:y2="5.5cm">
          <text:p text:style-name="P1"/>
        </draw:line>
        <draw:frame draw:style-name="gr1" draw:layer="layout" svg:width="13.88cm" svg:height="0.963cm" svg:x="6.5cm" svg:y="5cm">
          <draw:text-box>
            <text:p text:style-name="P1">name:<text:tab/><text:tab/><text:tab/>'<text:span text:style-name="T1">NP 3D mdl zigzag electrodes'</text:span></text:p>
          </draw:text-box>
        </draw:frame>
        <draw:line draw:style-name="gr2" draw:text-style-name="P2" draw:layer="layout" svg:x1="6cm" svg:y1="6.3cm" svg:x2="6.5cm" svg:y2="6.3cm">
          <text:p text:style-name="P1"/>
        </draw:line>
        <draw:line draw:style-name="gr2" draw:text-style-name="P2" draw:layer="layout" svg:x1="6cm" svg:y1="7.1cm" svg:x2="6.5cm" svg:y2="7.1cm">
          <text:p text:style-name="P1"/>
        </draw:line>
        <draw:line draw:style-name="gr2" draw:text-style-name="P2" draw:layer="layout" svg:x1="6cm" svg:y1="10.3cm" svg:x2="6.5cm" svg:y2="10.3cm">
          <text:p text:style-name="P1"/>
        </draw:line>
        <draw:line draw:style-name="gr2" draw:text-style-name="P2" draw:layer="layout" svg:x1="6cm" svg:y1="14.4cm" svg:x2="6.5cm" svg:y2="14.4cm">
          <text:p text:style-name="P1"/>
        </draw:line>
        <draw:line draw:style-name="gr2" draw:text-style-name="P2" draw:layer="layout" svg:x1="6cm" svg:y1="13.5cm" svg:x2="6.5cm" svg:y2="13.5cm">
          <text:p text:style-name="P1"/>
        </draw:line>
        <draw:frame draw:style-name="gr1" draw:layer="layout" svg:width="8.626cm" svg:height="0.963cm" svg:x="6.5cm" svg:y="5.801cm">
          <draw:text-box>
            <text:p text:style-name="P1">type:<text:tab/><text:tab/><text:tab/>'<text:span text:style-name="T1">inv_model'</text:span></text:p>
          </draw:text-box>
        </draw:frame>
        <draw:frame draw:style-name="gr1" draw:layer="layout" svg:width="9.193cm" svg:height="0.963cm" svg:x="6.501cm" svg:y="6.602cm">
          <draw:text-box>
            <text:p text:style-name="P1">solve:<text:tab/><text:tab/><text:tab/><text:span text:style-name="T1">np_inv_solve</text:span></text:p>
          </draw:text-box>
        </draw:frame>
        <draw:frame draw:style-name="gr1" draw:layer="layout" svg:width="4.964cm" svg:height="0.963cm" svg:x="6.502cm" svg:y="9.803cm">
          <draw:text-box>
            <text:p text:style-name="P1">hyperparameter</text:p>
          </draw:text-box>
        </draw:frame>
        <draw:line draw:style-name="gr2" draw:text-style-name="P2" draw:layer="layout" svg:x1="7.2cm" svg:y1="10.7cm" svg:x2="7.2cm" svg:y2="12.7cm">
          <text:p text:style-name="P1"/>
        </draw:line>
        <draw:line draw:style-name="gr2" draw:text-style-name="P2" draw:layer="layout" svg:x1="7.2cm" svg:y1="11.1cm" svg:x2="7.7cm" svg:y2="11.1cm">
          <text:p text:style-name="P1"/>
        </draw:line>
        <draw:line draw:style-name="gr2" draw:text-style-name="P2" draw:layer="layout" svg:x1="7.2cm" svg:y1="11.9cm" svg:x2="7.7cm" svg:y2="11.9cm">
          <text:p text:style-name="P1"/>
        </draw:line>
        <draw:frame draw:style-name="gr1" draw:layer="layout" svg:width="5.518cm" svg:height="0.963cm" svg:x="7.702cm" svg:y="10.603cm">
          <draw:text-box>
            <text:p text:style-name="P1">value:<text:tab/><text:tab/><text:span text:style-name="T1">1e-8</text:span></text:p>
          </draw:text-box>
        </draw:frame>
        <draw:frame draw:style-name="gr1" draw:layer="layout" svg:width="10.229cm" svg:height="0.963cm" svg:x="7.702cm" svg:y="11.404cm">
          <draw:text-box>
            <text:p text:style-name="P1">func:<text:tab/><text:tab/><text:span text:style-name="T1">aa_calc_noise_figure</text:span></text:p>
          </draw:text-box>
        </draw:frame>
        <draw:line draw:style-name="gr2" draw:text-style-name="P2" draw:layer="layout" svg:x1="7.2cm" svg:y1="12.701cm" svg:x2="7.7cm" svg:y2="12.701cm">
          <text:p text:style-name="P1"/>
        </draw:line>
        <draw:frame draw:style-name="gr1" draw:layer="layout" svg:width="5.133cm" svg:height="0.963cm" svg:x="7.702cm" svg:y="12.204cm">
          <draw:text-box>
            <text:p text:style-name="P1">noise_figure:<text:tab/><text:span text:style-name="T1">1.0</text:span></text:p>
          </draw:text-box>
        </draw:frame>
        <draw:frame draw:style-name="gr1" draw:layer="layout" svg:width="3.279cm" svg:height="1.988cm" svg:x="17.536cm" svg:y="11.1cm">
          <draw:text-box>
            <text:p text:style-name="P1"><text:span text:style-name="T2">}</text:span> optional</text:p>
          </draw:text-box>
        </draw:frame>
        <draw:frame draw:style-name="gr1" draw:layer="layout" svg:width="8.283cm" svg:height="0.963cm" svg:x="6.502cm" svg:y="13.004cm">
          <draw:text-box>
            <text:p text:style-name="P1">reconst_type:<text:tab/><text:span text:style-name="T1">difference</text:span></text:p>
          </draw:text-box>
        </draw:frame>
        <draw:line draw:style-name="gr2" draw:text-style-name="P2" draw:layer="layout" svg:x1="6cm" svg:y1="7.9cm" svg:x2="6.5cm" svg:y2="7.9cm">
          <text:p text:style-name="P1"/>
        </draw:line>
        <draw:frame draw:style-name="gr1" draw:layer="layout" svg:width="3.842cm" svg:height="0.963cm" svg:x="6.502cm" svg:y="7.403cm">
          <draw:text-box>
            <text:p text:style-name="P1">image_prior</text:p>
          </draw:text-box>
        </draw:frame>
        <draw:line draw:style-name="gr2" draw:text-style-name="P2" draw:layer="layout" svg:x1="7.2cm" svg:y1="8.3cm" svg:x2="7.2cm" svg:y2="9.5cm">
          <text:p text:style-name="P1"/>
        </draw:line>
        <draw:line draw:style-name="gr2" draw:text-style-name="P2" draw:layer="layout" svg:x1="7.2cm" svg:y1="8.7cm" svg:x2="7.7cm" svg:y2="8.7cm">
          <text:p text:style-name="P1"/>
        </draw:line>
        <draw:frame draw:style-name="gr1" draw:layer="layout" svg:width="9.942cm" svg:height="0.963cm" svg:x="7.702cm" svg:y="8.204cm">
          <draw:text-box>
            <text:p text:style-name="P1">func:<text:tab/><text:tab/><text:span text:style-name="T1">laplace_image_prior</text:span></text:p>
          </draw:text-box>
        </draw:frame>
        <draw:line draw:style-name="gr2" draw:text-style-name="P2" draw:layer="layout" svg:x1="7.2cm" svg:y1="9.501cm" svg:x2="7.7cm" svg:y2="9.501cm">
          <text:p text:style-name="P1"/>
        </draw:line>
        <draw:frame draw:style-name="gr1" draw:layer="layout" svg:width="6.724cm" svg:height="0.963cm" svg:x="7.702cm" svg:y="9.004cm">
          <draw:text-box>
            <text:p text:style-name="P1">parameters:<text:tab/><text:span text:style-name="T1">[3.0, 1.0]</text:span></text:p>
          </draw:text-box>
        </draw:frame>
        <draw:frame draw:style-name="gr1" draw:layer="layout" svg:width="3.14cm" svg:height="0.983cm" svg:x="17.6cm" svg:y="8.9cm">
          <draw:text-box>
            <text:p text:style-name="P1"><text:span text:style-name="T3">}</text:span> optional</text:p>
          </draw:text-box>
        </draw:frame>
        <draw:frame draw:style-name="gr1" draw:layer="layout" svg:width="11.035cm" svg:height="0.963cm" svg:x="6.503cm" svg:y="13.905cm">
          <draw:text-box>
            <text:p text:style-name="P1">fwd_model:<text:tab/><text:tab/><text:span text:style-name="T1">fwd model structure</text:span></text:p>
          </draw:text-box>
        </draw:frame>
      </draw:page>
      <draw:page draw:name="page2" draw:style-name="dp1" draw:master-page-name="Default">
        <draw:frame draw:style-name="gr1" draw:layer="layout" svg:width="3.55cm" svg:height="0.963cm" svg:x="5.301cm" svg:y="4cm">
          <draw:text-box>
            <text:p text:style-name="P1">fwd_model</text:p>
          </draw:text-box>
        </draw:frame>
        <draw:line draw:style-name="gr2" draw:text-style-name="P2" draw:layer="layout" svg:x1="6.001cm" svg:y1="5cm" svg:x2="6cm" svg:y2="18cm">
          <text:p text:style-name="P1"/>
        </draw:line>
        <draw:line draw:style-name="gr2" draw:text-style-name="P2" draw:layer="layout" svg:x1="6.001cm" svg:y1="5.5cm" svg:x2="6.501cm" svg:y2="5.5cm">
          <text:p text:style-name="P1"/>
        </draw:line>
        <draw:frame draw:style-name="gr1" draw:layer="layout" svg:width="12.031cm" svg:height="0.963cm" svg:x="6.501cm" svg:y="5cm">
          <draw:text-box>
            <text:p text:style-name="P1">name:<text:tab/><text:tab/><text:tab/><text:tab/>'<text:span text:style-name="T1">NP 3D zigzag mdl'</text:span></text:p>
          </draw:text-box>
        </draw:frame>
        <draw:line draw:style-name="gr2" draw:text-style-name="P2" draw:layer="layout" svg:x1="6.001cm" svg:y1="6.3cm" svg:x2="6.501cm" svg:y2="6.3cm">
          <text:p text:style-name="P1"/>
        </draw:line>
        <draw:line draw:style-name="gr2" draw:text-style-name="P2" draw:layer="layout" svg:x1="6.001cm" svg:y1="7.1cm" svg:x2="6.501cm" svg:y2="7.1cm">
          <text:p text:style-name="P1"/>
        </draw:line>
        <draw:line draw:style-name="gr2" draw:text-style-name="P2" draw:layer="layout" svg:x1="6cm" svg:y1="17.8cm" svg:x2="7cm" svg:y2="17.8cm">
          <text:p text:style-name="P1"/>
        </draw:line>
        <draw:line draw:style-name="gr2" draw:text-style-name="P2" draw:layer="layout" svg:x1="6.001cm" svg:y1="7.9cm" svg:x2="6.501cm" svg:y2="7.9cm">
          <text:p text:style-name="P1"/>
        </draw:line>
        <draw:line draw:style-name="gr2" draw:text-style-name="P2" draw:layer="layout" svg:x1="6.001cm" svg:y1="11.9cm" svg:x2="6.501cm" svg:y2="11.9cm">
          <text:p text:style-name="P1"/>
        </draw:line>
        <draw:frame draw:style-name="gr1" draw:layer="layout" svg:width="10.058cm" svg:height="0.963cm" svg:x="6.501cm" svg:y="5.801cm">
          <draw:text-box>
            <text:p text:style-name="P1">type:<text:tab/><text:tab/><text:tab/><text:tab/>'<text:span text:style-name="T1">fwd_model'</text:span></text:p>
          </draw:text-box>
        </draw:frame>
        <draw:frame draw:style-name="gr1" draw:layer="layout" svg:width="10.626cm" svg:height="0.963cm" svg:x="6.502cm" svg:y="6.602cm">
          <draw:text-box>
            <text:p text:style-name="P1">solve:<text:tab/><text:tab/><text:tab/><text:tab/><text:span text:style-name="T1">np_fwd_solve</text:span></text:p>
          </draw:text-box>
        </draw:frame>
        <draw:frame draw:style-name="gr1" draw:layer="layout" svg:width="4.304cm" svg:height="0.963cm" svg:x="6.903cm" svg:y="17.203cm">
          <draw:text-box>
            <text:p text:style-name="P1">stimulation(1)</text:p>
          </draw:text-box>
        </draw:frame>
        <draw:frame draw:style-name="gr1" draw:layer="layout" svg:width="7.806cm" svg:height="0.963cm" svg:x="6.503cm" svg:y="11.404cm">
          <draw:text-box>
            <text:p text:style-name="P1">gnd_node:<text:tab/><text:tab/><text:tab/><text:span text:style-name="T1">252</text:span></text:p>
          </draw:text-box>
        </draw:frame>
        <draw:line draw:style-name="gr2" draw:text-style-name="P2" draw:layer="layout" svg:x1="6.001cm" svg:y1="14.3cm" svg:x2="6.501cm" svg:y2="14.3cm">
          <text:p text:style-name="P1"/>
        </draw:line>
        <draw:frame draw:style-name="gr1" draw:layer="layout" svg:width="3.88cm" svg:height="0.963cm" svg:x="6.903cm" svg:y="13.803cm">
          <draw:text-box>
            <text:p text:style-name="P1">electrode(1)</text:p>
          </draw:text-box>
        </draw:frame>
        <draw:line draw:style-name="gr2" draw:text-style-name="P2" draw:layer="layout" svg:x1="7.601cm" svg:y1="14.7cm" svg:x2="7.601cm" svg:y2="15.9cm">
          <text:p text:style-name="P1"/>
        </draw:line>
        <draw:line draw:style-name="gr2" draw:text-style-name="P2" draw:layer="layout" svg:x1="7.601cm" svg:y1="15.1cm" svg:x2="8.101cm" svg:y2="15.1cm">
          <text:p text:style-name="P1"/>
        </draw:line>
        <draw:frame draw:style-name="gr1" draw:layer="layout" svg:width="6.556cm" svg:height="0.963cm" svg:x="8.103cm" svg:y="14.604cm">
          <draw:text-box>
            <text:p text:style-name="P1">z_contact:<text:tab/><text:tab/><text:span text:style-name="T1">100</text:span></text:p>
          </draw:text-box>
        </draw:frame>
        <draw:line draw:style-name="gr2" draw:text-style-name="P2" draw:layer="layout" svg:x1="7.601cm" svg:y1="15.901cm" svg:x2="8.101cm" svg:y2="15.901cm">
          <text:p text:style-name="P1"/>
        </draw:line>
        <draw:frame draw:style-name="gr1" draw:layer="layout" svg:width="11.141cm" svg:height="0.963cm" svg:x="8.103cm" svg:y="15.404cm">
          <draw:text-box>
            <text:p text:style-name="P1">nodes:<text:tab/><text:tab/><text:tab/><text:span text:style-name="T1">[152, 153, 215, 216]</text:span></text:p>
          </draw:text-box>
        </draw:frame>
        <draw:frame draw:style-name="gr1" draw:layer="layout" svg:width="7.339cm" svg:height="0.983cm" svg:x="11.66cm" svg:y="12.1cm">
          <draw:text-box>
            <text:p text:style-name="P1"><text:span text:style-name="T3"><text:s text:c="3"/></text:span><text:span text:style-name="T3">}</text:span> optional data for algs</text:p>
          </draw:text-box>
        </draw:frame>
        <draw:frame draw:style-name="gr3" draw:text-style-name="P1" draw:layer="layout" svg:width="11.637cm" svg:height="2.368cm" svg:x="6.504cm" svg:y="7.405cm">
          <draw:text-box>
            <text:p text:style-name="P1">jacobian:<text:tab/><text:tab/><text:tab/><text:span text:style-name="T1">np_calc_jacobian</text:span></text:p>
          </draw:text-box>
        </draw:frame>
        <draw:line draw:style-name="gr2" draw:text-style-name="P2" draw:layer="layout" svg:x1="6.001cm" svg:y1="8.7cm" svg:x2="6.501cm" svg:y2="8.7cm">
          <text:p text:style-name="P1"/>
        </draw:line>
        <draw:frame draw:style-name="gr3" draw:text-style-name="P1" draw:layer="layout" svg:width="12.696cm" svg:height="2.368cm" svg:x="6.504cm" svg:y="8.205cm">
          <draw:text-box>
            <text:p text:style-name="P1">system_mat:<text:tab/><text:tab/><text:tab/><text:span text:style-name="T1">np_calc_system_mat</text:span></text:p>
          </draw:text-box>
        </draw:frame>
        <draw:line draw:style-name="gr2" draw:text-style-name="P2" draw:layer="layout" svg:x1="6.001cm" svg:y1="12.701cm" svg:x2="6.501cm" svg:y2="12.701cm">
          <text:p text:style-name="P1"/>
        </draw:line>
        <draw:frame draw:style-name="gr1" draw:layer="layout" svg:width="1.984cm" svg:height="0.963cm" svg:x="6.503cm" svg:y="12.205cm">
          <draw:text-box>
            <text:p text:style-name="P1">misc:</text:p>
          </draw:text-box>
        </draw:frame>
        <draw:line draw:style-name="gr2" draw:text-style-name="P2" draw:layer="layout" svg:x1="6.002cm" svg:y1="9.5cm" svg:x2="6.502cm" svg:y2="9.5cm">
          <text:p text:style-name="P1"/>
        </draw:line>
        <draw:frame draw:style-name="gr1" draw:layer="layout" svg:width="10.266cm" svg:height="0.963cm" svg:x="6.504cm" svg:y="9.004cm">
          <draw:text-box>
            <text:p text:style-name="P1">nodes:<text:tab/><text:tab/><text:tab/><text:tab/><text:span text:style-name="T1">[Matrix]</text:span> <text:span text:style-name="T1">V</text:span><text:span text:style-name="T4">×</text:span><text:span text:style-name="T5">D</text:span></text:p>
          </draw:text-box>
        </draw:frame>
        <draw:line draw:style-name="gr2" draw:text-style-name="P2" draw:layer="layout" svg:x1="6.002cm" svg:y1="10.301cm" svg:x2="6.502cm" svg:y2="10.301cm">
          <text:p text:style-name="P1"/>
        </draw:line>
        <draw:frame draw:style-name="gr1" draw:layer="layout" svg:width="11.447cm" svg:height="0.963cm" svg:x="6.504cm" svg:y="9.805cm">
          <draw:text-box>
            <text:p text:style-name="P1">elems:<text:tab/><text:tab/><text:tab/><text:tab/><text:span text:style-name="T1">[Matrix]</text:span> <text:span text:style-name="T1">N</text:span><text:span text:style-name="T4">×(</text:span><text:span text:style-name="T5">D+1)</text:span></text:p>
          </draw:text-box>
        </draw:frame>
        <draw:line draw:style-name="gr2" draw:text-style-name="P2" draw:layer="layout" svg:x1="6.003cm" svg:y1="11.102cm" svg:x2="6.503cm" svg:y2="11.102cm">
          <text:p text:style-name="P1"/>
        </draw:line>
        <draw:frame draw:style-name="gr1" draw:layer="layout" svg:width="10.266cm" svg:height="0.963cm" svg:x="6.505cm" svg:y="10.606cm">
          <draw:text-box>
            <text:p text:style-name="P1">boundary:<text:tab/><text:tab/><text:tab/><text:span text:style-name="T1">[Matrix] </text:span><text:span text:style-name="T6">B</text:span><text:span text:style-name="T4">×</text:span><text:span text:style-name="T5">D</text:span></text:p>
          </draw:text-box>
        </draw:frame>
        <draw:line draw:style-name="gr2" draw:text-style-name="P2" draw:layer="layout" svg:x1="6.5cm" svg:y1="14.3cm" svg:x2="6.5cm" svg:y2="15cm">
          <text:p text:style-name="P1"/>
        </draw:line>
        <draw:line draw:style-name="gr2" draw:text-style-name="P2" draw:layer="layout" svg:x1="6.401cm" svg:y1="14.301cm" svg:x2="6.901cm" svg:y2="14.301cm">
          <text:p text:style-name="P1"/>
        </draw:line>
        <draw:frame draw:style-name="gr1" draw:layer="layout" svg:width="3.952cm" svg:height="0.963cm" svg:x="6.903cm" svg:y="16.204cm">
          <draw:text-box>
            <text:p text:style-name="P1">electrode(E)</text:p>
          </draw:text-box>
        </draw:frame>
        <draw:line draw:style-name="gr2" draw:text-style-name="P2" draw:layer="layout" svg:x1="6.501cm" svg:y1="16.702cm" svg:x2="7.001cm" svg:y2="16.702cm">
          <text:p text:style-name="P1"/>
        </draw:line>
        <draw:line draw:style-name="gr4" draw:text-style-name="P2" draw:layer="layout" svg:x1="6.5cm" svg:y1="15cm" svg:x2="6.5cm" svg:y2="16.7cm">
          <text:p text:style-name="P1"/>
        </draw:line>
        <draw:frame draw:style-name="gr1" draw:layer="layout" svg:width="2.475cm" svg:height="0.983cm" svg:x="15.5cm" svg:y="14.5cm">
          <draw:text-box>
            <text:p text:style-name="P1"><text:span text:style-name="T3">}</text:span> ohms</text:p>
          </draw:text-box>
        </draw:frame>
        <draw:line draw:style-name="gr2" draw:text-style-name="P2" draw:layer="layout" svg:x1="6.501cm" svg:y1="17.8cm" svg:x2="6.501cm" svg:y2="18.5cm">
          <text:p text:style-name="P1"/>
        </draw:line>
        <draw:line draw:style-name="gr2" draw:text-style-name="P2" draw:layer="layout" svg:x1="6.502cm" svg:y1="21.002cm" svg:x2="7.002cm" svg:y2="21.002cm">
          <text:p text:style-name="P1"/>
        </draw:line>
        <draw:line draw:style-name="gr4" draw:text-style-name="P2" draw:layer="layout" svg:x1="6.5cm" svg:y1="18.3cm" svg:x2="6.501cm" svg:y2="21cm">
          <text:p text:style-name="P1"/>
        </draw:line>
        <draw:frame draw:style-name="gr1" draw:layer="layout" svg:width="4.376cm" svg:height="0.963cm" svg:x="6.903cm" svg:y="20.404cm">
          <draw:text-box>
            <text:p text:style-name="P1">stimulation(S)</text:p>
          </draw:text-box>
        </draw:frame>
        <draw:line draw:style-name="gr2" draw:text-style-name="P2" draw:layer="layout" svg:x1="7.602cm" svg:y1="18.101cm" svg:x2="7.602cm" svg:y2="20.3cm">
          <text:p text:style-name="P1"/>
        </draw:line>
        <draw:line draw:style-name="gr2" draw:text-style-name="P2" draw:layer="layout" svg:x1="7.602cm" svg:y1="18.501cm" svg:x2="8.102cm" svg:y2="18.501cm">
          <text:p text:style-name="P1"/>
        </draw:line>
        <draw:frame draw:style-name="gr1" draw:layer="layout" svg:width="6.696cm" svg:height="0.963cm" svg:x="8.104cm" svg:y="18.005cm">
          <draw:text-box>
            <text:p text:style-name="P1">stimulation:<text:tab/><text:tab/><text:span text:style-name="T1">'mA'</text:span></text:p>
          </draw:text-box>
        </draw:frame>
        <draw:line draw:style-name="gr2" draw:text-style-name="P2" draw:layer="layout" svg:x1="7.602cm" svg:y1="19.302cm" svg:x2="8.102cm" svg:y2="19.302cm">
          <text:p text:style-name="P1"/>
        </draw:line>
        <draw:frame draw:style-name="gr1" draw:layer="layout" svg:width="8.91cm" svg:height="0.963cm" svg:x="8.104cm" svg:y="18.805cm">
          <draw:text-box>
            <text:p text:style-name="P1">stim_pattern:<text:tab/><text:tab/><text:span text:style-name="T1">[Matrix] E</text:span><text:span text:style-name="T4">×1</text:span></text:p>
          </draw:text-box>
        </draw:frame>
        <draw:line draw:style-name="gr2" draw:text-style-name="P2" draw:layer="layout" svg:x1="7.602cm" svg:y1="20.102cm" svg:x2="8.102cm" svg:y2="20.102cm">
          <text:p text:style-name="P1"/>
        </draw:line>
        <draw:frame draw:style-name="gr1" draw:layer="layout" svg:width="9.228cm" svg:height="1.167cm" svg:x="8.104cm" svg:y="19.606cm">
          <draw:text-box>
            <text:p text:style-name="P1">meas_pattern:<text:tab/><text:span text:style-name="T1">[Matrix] E</text:span><text:span text:style-name="T4">×M</text:span><text:span text:style-name="T7">i</text:span></text:p>
          </draw:text-box>
        </draw:frame>
        <draw:line draw:style-name="gr2" draw:text-style-name="P2" draw:layer="layout" svg:x1="6.002cm" svg:y1="13.501cm" svg:x2="6.502cm" svg:y2="13.501cm">
          <text:p text:style-name="P1"/>
        </draw:line>
        <draw:frame draw:style-name="gr1" draw:layer="layout" svg:width="10.363cm" svg:height="0.963cm" svg:x="6.504cm" svg:y="13.005cm">
          <draw:text-box>
            <text:p text:style-name="P1">meas_select:<text:tab/><text:tab/><text:tab/><text:span text:style-name="T1">[Matrix]</text:span> <text:span text:style-name="T1">E</text:span><text:span text:style-name="T8">2</text:span><text:span text:style-name="T4">×</text:span><text:span text:style-name="T5">1</text:span></text:p>
          </draw:text-box>
        </draw:frame>
      </draw:page>
      <draw:page draw:name="page3" draw:style-name="dp1" draw:master-page-name="Default">
        <draw:frame draw:style-name="gr5" draw:text-style-name="P3" draw:layer="layout" svg:width="3.627cm" svg:height="0.969cm" svg:x="5.3cm" svg:y="3.999cm">
          <draw:text-box>
            <text:p text:style-name="P1"><text:span text:style-name="T9">image</text:span></text:p>
          </draw:text-box>
        </draw:frame>
        <draw:line draw:style-name="gr2" draw:text-style-name="P2" draw:layer="layout" svg:x1="6.001cm" svg:y1="4.999cm" svg:x2="6cm" svg:y2="8cm">
          <text:p text:style-name="P1"/>
        </draw:line>
        <draw:line draw:style-name="gr2" draw:text-style-name="P2" draw:layer="layout" svg:x1="6.001cm" svg:y1="5.499cm" svg:x2="6.5cm" svg:y2="5.499cm">
          <text:p text:style-name="P1"/>
        </draw:line>
        <draw:frame draw:style-name="gr6" draw:text-style-name="P3" draw:layer="layout" svg:width="12.158cm" svg:height="0.969cm" svg:x="6.5cm" svg:y="4.999cm">
          <draw:text-box>
            <text:p text:style-name="P1"><text:span text:style-name="T9">name:</text:span><text:span text:style-name="T9"><text:tab/></text:span><text:span text:style-name="T9"><text:tab/></text:span><text:span text:style-name="T9"><text:tab/></text:span><text:span text:style-name="T9">'</text:span><text:span text:style-name="T10">3D simulation'</text:span></text:p>
          </draw:text-box>
        </draw:frame>
        <draw:line draw:style-name="gr2" draw:text-style-name="P2" draw:layer="layout" svg:x1="6.001cm" svg:y1="6.298cm" svg:x2="6.5cm" svg:y2="6.298cm">
          <text:p text:style-name="P1"/>
        </draw:line>
        <draw:line draw:style-name="gr2" draw:text-style-name="P2" draw:layer="layout" svg:x1="6.001cm" svg:y1="7.099cm" svg:x2="6.5cm" svg:y2="7.099cm">
          <text:p text:style-name="P1"/>
        </draw:line>
        <draw:line draw:style-name="gr2" draw:text-style-name="P2" draw:layer="layout" svg:x1="6.001cm" svg:y1="7.899cm" svg:x2="6.5cm" svg:y2="7.899cm">
          <text:p text:style-name="P1"/>
        </draw:line>
        <draw:frame draw:style-name="gr7" draw:text-style-name="P3" draw:layer="layout" svg:width="10.163cm" svg:height="0.969cm" svg:x="6.5cm" svg:y="5.8cm">
          <draw:text-box>
            <text:p text:style-name="P1"><text:span text:style-name="T9">type:</text:span><text:span text:style-name="T9"><text:tab/></text:span><text:span text:style-name="T9"><text:tab/></text:span><text:span text:style-name="T9"><text:tab/></text:span><text:span text:style-name="T9">'</text:span><text:span text:style-name="T10">image'</text:span></text:p>
          </draw:text-box>
        </draw:frame>
        <draw:frame draw:style-name="gr8" draw:text-style-name="P3" draw:layer="layout" svg:width="11.035cm" svg:height="0.969cm" svg:x="6.502cm" svg:y="7.403cm">
          <draw:text-box>
            <text:p text:style-name="P1">fwd_model:<text:tab/><text:tab/><text:span text:style-name="T1">fwd model structure</text:span></text:p>
          </draw:text-box>
        </draw:frame>
        <draw:frame draw:style-name="gr9" draw:text-style-name="P3" draw:layer="layout" svg:width="11.795cm" svg:height="0.969cm" svg:x="6.503cm" svg:y="6.604cm">
          <draw:text-box>
            <text:p text:style-name="P4"><text:span text:style-name="T9">elem_data:</text:span><text:span text:style-name="T9"><text:tab/></text:span><text:span text:style-name="T9"><text:tab/></text:span><text:span text:style-name="T10">[Matrix]</text:span><text:span text:style-name="T9"> </text:span><text:span text:style-name="T10">N</text:span><text:span text:style-name="T11">×</text:span><text:span text:style-name="T12">1</text:span></text:p>
          </draw:text-box>
        </draw:frame>
      </draw:page>
      <draw:page draw:name="page4" draw:style-name="dp1" draw:master-page-name="Default">
        <draw:frame draw:style-name="gr5" draw:text-style-name="P3" draw:layer="layout" svg:width="3.627cm" svg:height="0.969cm" svg:x="5.299cm" svg:y="3.998cm">
          <draw:text-box>
            <text:p text:style-name="P1"><text:span text:style-name="T9">data</text:span></text:p>
          </draw:text-box>
        </draw:frame>
        <draw:line draw:style-name="gr2" draw:text-style-name="P2" draw:layer="layout" svg:x1="6.001cm" svg:y1="4.998cm" svg:x2="6cm" svg:y2="9.5cm">
          <text:p text:style-name="P1"/>
        </draw:line>
        <draw:line draw:style-name="gr2" draw:text-style-name="P2" draw:layer="layout" svg:x1="6.001cm" svg:y1="5.498cm" svg:x2="6.499cm" svg:y2="5.498cm">
          <text:p text:style-name="P1"/>
        </draw:line>
        <draw:frame draw:style-name="gr6" draw:text-style-name="P3" draw:layer="layout" svg:width="12.158cm" svg:height="0.969cm" svg:x="6.499cm" svg:y="4.998cm">
          <draw:text-box>
            <text:p text:style-name="P1"><text:span text:style-name="T9">name:</text:span><text:span text:style-name="T9"><text:tab/></text:span><text:span text:style-name="T9"><text:tab/></text:span><text:span text:style-name="T9"><text:tab/></text:span><text:span text:style-name="T9">'</text:span><text:span text:style-name="T10">measured by XYZ'</text:span></text:p>
          </draw:text-box>
        </draw:frame>
        <draw:line draw:style-name="gr2" draw:text-style-name="P2" draw:layer="layout" svg:x1="6.001cm" svg:y1="6.297cm" svg:x2="6.499cm" svg:y2="6.297cm">
          <text:p text:style-name="P1"/>
        </draw:line>
        <draw:line draw:style-name="gr2" draw:text-style-name="P2" draw:layer="layout" svg:x1="6.001cm" svg:y1="7.898cm" svg:x2="6.499cm" svg:y2="7.898cm">
          <text:p text:style-name="P1"/>
        </draw:line>
        <draw:line draw:style-name="gr2" draw:text-style-name="P2" draw:layer="layout" svg:x1="6.001cm" svg:y1="8.698cm" svg:x2="6.499cm" svg:y2="8.698cm">
          <text:p text:style-name="P1"/>
        </draw:line>
        <draw:frame draw:style-name="gr7" draw:text-style-name="P3" draw:layer="layout" svg:width="10.163cm" svg:height="0.969cm" svg:x="6.499cm" svg:y="5.799cm">
          <draw:text-box>
            <text:p text:style-name="P1"><text:span text:style-name="T9">type:</text:span><text:span text:style-name="T9"><text:tab/></text:span><text:span text:style-name="T9"><text:tab/></text:span><text:span text:style-name="T9"><text:tab/></text:span><text:span text:style-name="T9">'</text:span><text:span text:style-name="T10">data'</text:span></text:p>
          </draw:text-box>
        </draw:frame>
        <draw:frame draw:style-name="gr10" draw:text-style-name="P3" draw:layer="layout" svg:width="11.351cm" svg:height="0.969cm" svg:x="6.501cm" svg:y="8.202cm">
          <draw:text-box>
            <text:p text:style-name="P1"><text:span text:style-name="T9">configuration:</text:span><text:span text:style-name="T9"><text:tab/></text:span><text:span text:style-name="T10">'16 ring electrodes'</text:span></text:p>
          </draw:text-box>
        </draw:frame>
        <draw:frame draw:style-name="gr9" draw:text-style-name="P5" draw:layer="layout" svg:width="11.795cm" svg:height="0.969cm" svg:x="6.502cm" svg:y="7.403cm">
          <draw:text-box>
            <text:p text:style-name="P4"><text:span text:style-name="T9">meas:</text:span><text:span text:style-name="T9"><text:tab/></text:span><text:span text:style-name="T9"><text:tab/></text:span><text:span text:style-name="T9"><text:tab/></text:span><text:span text:style-name="T10">[Matrix]</text:span><text:span text:style-name="T9"> </text:span><text:span text:style-name="T10">M</text:span><text:span text:style-name="T11">×</text:span><text:span text:style-name="T12">1</text:span></text:p>
          </draw:text-box>
        </draw:frame>
        <draw:frame draw:style-name="gr1" draw:layer="layout" svg:width="3.279cm" svg:height="1.988cm" svg:x="17.437cm" svg:y="7.9cm">
          <draw:text-box>
            <text:p text:style-name="P1"><text:span text:style-name="T2">}</text:span> optional</text:p>
          </draw:text-box>
        </draw:frame>
        <draw:line draw:style-name="gr2" draw:text-style-name="P2" draw:layer="layout" svg:x1="6.002cm" svg:y1="9.499cm" svg:x2="6.5cm" svg:y2="9.499cm">
          <text:p text:style-name="P1"/>
        </draw:line>
        <draw:frame draw:style-name="gr10" draw:text-style-name="P3" draw:layer="layout" svg:width="11.351cm" svg:height="0.969cm" svg:x="6.502cm" svg:y="9.003cm">
          <draw:text-box>
            <text:p text:style-name="P1"><text:span text:style-name="T9">fwd_model:</text:span><text:span text:style-name="T9"><text:tab/></text:span><text:span text:style-name="T9"><text:tab/></text:span><text:span text:style-name="T10">fwd model structure</text:span></text:p>
          </draw:text-box>
        </draw:frame>
        <draw:line draw:style-name="gr2" draw:text-style-name="P2" draw:layer="layout" svg:x1="6.002cm" svg:y1="7.098cm" svg:x2="6.5cm" svg:y2="7.098cm">
          <text:p text:style-name="P1"/>
        </draw:line>
        <draw:frame draw:style-name="gr7" draw:text-style-name="P3" draw:layer="layout" svg:width="10.163cm" svg:height="0.969cm" svg:x="6.5cm" svg:y="6.6cm">
          <draw:text-box>
            <text:p text:style-name="P1"><text:span text:style-name="T9">time:</text:span><text:span text:style-name="T9"><text:tab/></text:span><text:span text:style-name="T9"><text:tab/></text:span><text:span text:style-name="T9"><text:tab/></text:span><text:span text:style-name="T10">[scalar] </text:span></text:p>
          </draw:text-box>
        </draw:frame>
        <draw:frame draw:style-name="gr1" draw:layer="layout" svg:width="3.457cm" svg:height="0.983cm" svg:x="15.501cm" svg:y="6.601cm">
          <draw:text-box>
            <text:p text:style-name="P1"><text:span text:style-name="T3">}</text:span> unix 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5-11-01T09:43:00</meta:creation-date>
    <dc:date>2005-11-03T01:31:33</dc:date>
    <dc:language>en-US</dc:language>
    <meta:editing-cycles>10</meta:editing-cycles>
    <meta:editing-duration>PT2H35M17S</meta:editing-duration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